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2.36pt"/>
    </style:style>
    <style:style style:name="co2" style:family="table-column">
      <style:table-column-properties fo:break-before="auto" style:column-width="67.21pt"/>
    </style:style>
    <style:style style:name="co3" style:family="table-column">
      <style:table-column-properties fo:break-before="auto" style:column-width="53.09pt"/>
    </style:style>
    <style:style style:name="co4" style:family="table-column">
      <style:table-column-properties fo:break-before="auto" style:column-width="64.94pt"/>
    </style:style>
    <style:style style:name="co5" style:family="table-column">
      <style:table-column-properties fo:break-before="auto" style:column-width="41.1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rkov_prefetcher_threshold" table:style-name="ta1">
        <table:shapes>
          <draw:frame draw:z-index="0" draw:style-name="gr1" draw:text-style-name="P1" svg:width="576pt" svg:height="360pt" svg:x="477.89pt" svg:y="7.91pt">
            <draw:object draw:notify-on-update-of-ranges="markov_prefetcher_threshold.A3:markov_prefetcher_threshold.A6 markov_prefetcher_threshold.B2:markov_prefetcher_threshold.B2 markov_prefetcher_threshold.B3:markov_prefetcher_threshold.B6 markov_prefetcher_threshold.C2:markov_prefetcher_threshold.C2 markov_prefetcher_threshold.C3:markov_prefetcher_threshold.C6 markov_prefetcher_threshold.D2:markov_prefetcher_threshold.D2 markov_prefetcher_threshold.D3:markov_prefetcher_threshold.D6 markov_prefetcher_threshold.E2:markov_prefetcher_threshold.E2 markov_prefetcher_threshold.E3:markov_prefetcher_threshold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76pt" svg:height="360pt" svg:x="477.27pt" svg:y="375.9pt">
            <draw:object draw:notify-on-update-of-ranges="markov_prefetcher_threshold.A24:markov_prefetcher_threshold.A26 markov_prefetcher_threshold.B23:markov_prefetcher_threshold.B23 markov_prefetcher_threshold.B24:markov_prefetcher_threshold.B26 markov_prefetcher_threshold.C23:markov_prefetcher_threshold.C23 markov_prefetcher_threshold.C24:markov_prefetcher_threshold.C26 markov_prefetcher_threshold.D23:markov_prefetcher_threshold.D23 markov_prefetcher_threshold.D24:markov_prefetcher_threshold.D26 markov_prefetcher_threshold.E23:markov_prefetcher_threshold.E23 markov_prefetcher_threshold.E24:markov_prefetcher_threshold.E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76pt" svg:height="360pt" svg:x="476.53pt" svg:y="756.91pt">
            <draw:object draw:notify-on-update-of-ranges="markov_prefetcher_threshold.A31:markov_prefetcher_threshold.A34 markov_prefetcher_threshold.B30:markov_prefetcher_threshold.B30 markov_prefetcher_threshold.B31:markov_prefetcher_threshold.B34 markov_prefetcher_threshold.C30:markov_prefetcher_threshold.C30 markov_prefetcher_threshold.C31:markov_prefetcher_threshold.C34 markov_prefetcher_threshold.D30:markov_prefetcher_threshold.D30 markov_prefetcher_threshold.D31:markov_prefetcher_threshold.D34 markov_prefetcher_threshold.E30:markov_prefetcher_threshold.E30 markov_prefetcher_threshold.E31:markov_prefetcher_threshold.E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76pt" svg:height="360pt" svg:x="477.35pt" svg:y="1122.83pt">
            <draw:object draw:notify-on-update-of-ranges="markov_prefetcher_threshold.A10:markov_prefetcher_threshold.A13 markov_prefetcher_threshold.B9:markov_prefetcher_threshold.B9 markov_prefetcher_threshold.B10:markov_prefetcher_threshold.B13 markov_prefetcher_threshold.C9:markov_prefetcher_threshold.C9 markov_prefetcher_threshold.C10:markov_prefetcher_threshold.C13 markov_prefetcher_threshold.D9:markov_prefetcher_threshold.D9 markov_prefetcher_threshold.D10:markov_prefetcher_threshold.D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76pt" svg:height="360pt" svg:x="1056.3pt" svg:y="6.75pt">
            <draw:object draw:notify-on-update-of-ranges="markov_prefetcher_threshold.A38:markov_prefetcher_threshold.A40 markov_prefetcher_threshold.B37:markov_prefetcher_threshold.B37 markov_prefetcher_threshold.B38:markov_prefetcher_threshold.B40 markov_prefetcher_threshold.C37:markov_prefetcher_threshold.C37 markov_prefetcher_threshold.C38:markov_prefetcher_threshold.C40 markov_prefetcher_threshold.D37:markov_prefetcher_threshold.D37 markov_prefetcher_threshold.D38:markov_prefetcher_threshold.D40 markov_prefetcher_threshold.E37:markov_prefetcher_threshold.E37 markov_prefetcher_threshold.E38:markov_prefetcher_threshold.E4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576pt" svg:height="360pt" svg:x="1057.44pt" svg:y="372.5pt">
            <draw:object draw:notify-on-update-of-ranges="markov_prefetcher_threshold.A43:markov_prefetcher_threshold.A43 markov_prefetcher_threshold.A44:markov_prefetcher_threshold.A46 markov_prefetcher_threshold.B43:markov_prefetcher_threshold.B43 markov_prefetcher_threshold.B44:markov_prefetcher_threshold.B46 markov_prefetcher_threshold.C43:markov_prefetcher_threshold.C43 markov_prefetcher_threshold.C44:markov_prefetcher_threshold.C46 markov_prefetcher_threshold.D43:markov_prefetcher_threshold.D43 markov_prefetcher_threshold.D44:markov_prefetcher_threshold.D46 markov_prefetcher_threshold.E43:markov_prefetcher_threshold.E43 markov_prefetcher_threshold.E44:markov_prefetcher_threshold.E4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Blackscholes</text:p>
          </table:table-cell>
          <table:table-cell office:value-type="string" calcext:value-type="string">
            <text:p>Bodytrack</text:p>
          </table:table-cell>
          <table:table-cell office:value-type="string" calcext:value-type="string">
            <text:p>Fluidanimate</text:p>
          </table:table-cell>
          <table:table-cell office:value-type="string" calcext:value-type="string">
            <text:p>x2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1955" calcext:value-type="float">
            <text:p>191955</text:p>
          </table:table-cell>
          <table:table-cell office:value-type="float" office:value="184274" calcext:value-type="float">
            <text:p>184274</text:p>
          </table:table-cell>
          <table:table-cell office:value-type="float" office:value="184421" calcext:value-type="float">
            <text:p>184421</text:p>
          </table:table-cell>
          <table:table-cell office:value-type="float" office:value="188747" calcext:value-type="float">
            <text:p>1887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4200" calcext:value-type="float">
            <text:p>184200</text:p>
          </table:table-cell>
          <table:table-cell office:value-type="float" office:value="173309" calcext:value-type="float">
            <text:p>173309</text:p>
          </table:table-cell>
          <table:table-cell office:value-type="float" office:value="173304" calcext:value-type="float">
            <text:p>173304</text:p>
          </table:table-cell>
          <table:table-cell office:value-type="float" office:value="180382" calcext:value-type="float">
            <text:p>1803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4993" calcext:value-type="float">
            <text:p>174993</text:p>
          </table:table-cell>
          <table:table-cell office:value-type="float" office:value="163770" calcext:value-type="float">
            <text:p>163770</text:p>
          </table:table-cell>
          <table:table-cell office:value-type="float" office:value="163481" calcext:value-type="float">
            <text:p>163481</text:p>
          </table:table-cell>
          <table:table-cell office:value-type="float" office:value="170270" calcext:value-type="float">
            <text:p>1702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4760" calcext:value-type="float">
            <text:p>164760</text:p>
          </table:table-cell>
          <table:table-cell office:value-type="float" office:value="152938" calcext:value-type="float">
            <text:p>152938</text:p>
          </table:table-cell>
          <table:table-cell office:value-type="float" office:value="152333" calcext:value-type="float">
            <text:p>152333</text:p>
          </table:table-cell>
          <table:table-cell office:value-type="float" office:value="158791" calcext:value-type="float">
            <text:p>15879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refetcher</text:p>
          </table:table-cell>
          <table:table-cell office:value-type="string" calcext:value-type="string">
            <text:p><text:s/>Blackscholes</text:p>
          </table:table-cell>
          <table:table-cell office:value-type="string" calcext:value-type="string">
            <text:p><text:s/>Bodytrack</text:p>
          </table:table-cell>
          <table:table-cell office:value-type="string" calcext:value-type="string">
            <text:p><text:s/>Fluidanimate</text:p>
          </table:table-cell>
          <table:table-cell office:value-type="string" calcext:value-type="string">
            <text:p><text:s/>x264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656277" calcext:value-type="float">
            <text:p>656277</text:p>
          </table:table-cell>
          <table:table-cell office:value-type="float" office:value="1129151" calcext:value-type="float">
            <text:p>1129151</text:p>
          </table:table-cell>
          <table:table-cell office:value-type="float" office:value="1025532" calcext:value-type="float">
            <text:p>1025532</text:p>
          </table:table-cell>
          <table:table-cell office:value-type="float" office:value="424393097" calcext:value-type="float">
            <text:p>424393097</text:p>
          </table:table-cell>
        </table:table-row>
        <table:table-row table:style-name="ro1">
          <table:table-cell office:value-type="string" calcext:value-type="string">
            <text:p>Tagged</text:p>
          </table:table-cell>
          <table:table-cell office:value-type="float" office:value="1313948" calcext:value-type="float">
            <text:p>1313948</text:p>
          </table:table-cell>
          <table:table-cell office:value-type="float" office:value="1798127" calcext:value-type="float">
            <text:p>1798127</text:p>
          </table:table-cell>
          <table:table-cell office:value-type="float" office:value="1690836" calcext:value-type="float">
            <text:p>1690836</text:p>
          </table:table-cell>
          <table:table-cell office:value-type="float" office:value="1216584" calcext:value-type="float">
            <text:p>1216584</text:p>
          </table:table-cell>
        </table:table-row>
        <table:table-row table:style-name="ro1">
          <table:table-cell office:value-type="string" calcext:value-type="string">
            <text:p>Stride</text:p>
          </table:table-cell>
          <table:table-cell office:value-type="float" office:value="1392302" calcext:value-type="float">
            <text:p>1392302</text:p>
          </table:table-cell>
          <table:table-cell office:value-type="float" office:value="790393" calcext:value-type="float">
            <text:p>790393</text:p>
          </table:table-cell>
          <table:table-cell office:value-type="float" office:value="1030593" calcext:value-type="float">
            <text:p>1030593</text:p>
          </table:table-cell>
          <table:table-cell office:value-type="float" office:value="492678283" calcext:value-type="float">
            <text:p>492678283</text:p>
          </table:table-cell>
        </table:table-row>
        <table:table-row table:style-name="ro1">
          <table:table-cell office:value-type="string" calcext:value-type="string">
            <text:p>Markov</text:p>
          </table:table-cell>
          <table:table-cell office:value-type="float" office:value="656277" calcext:value-type="float">
            <text:p>656277</text:p>
          </table:table-cell>
          <table:table-cell office:value-type="float" office:value="1129151" calcext:value-type="float">
            <text:p>1129151</text:p>
          </table:table-cell>
          <table:table-cell office:value-type="float" office:value="1025532" calcext:value-type="float">
            <text:p>1025532</text:p>
          </table:table-cell>
          <table:table-cell office:value-type="float" office:value="424393097" calcext:value-type="float">
            <text:p>424393097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<text:s/>Blackscholes</text:p>
          </table:table-cell>
          <table:table-cell office:value-type="string" calcext:value-type="string">
            <text:p><text:s/>Bodytrack</text:p>
          </table:table-cell>
          <table:table-cell office:value-type="string" calcext:value-type="string">
            <text:p><text:s/>Fluidanimate</text:p>
          </table:table-cell>
          <table:table-cell office:value-type="string" calcext:value-type="string">
            <text:p><text:s/>x2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6277" calcext:value-type="float">
            <text:p>656277</text:p>
          </table:table-cell>
          <table:table-cell office:value-type="float" office:value="1129151" calcext:value-type="float">
            <text:p>1129151</text:p>
          </table:table-cell>
          <table:table-cell office:value-type="float" office:value="1025532" calcext:value-type="float">
            <text:p>1025532</text:p>
          </table:table-cell>
          <table:table-cell office:value-type="float" office:value="424393097" calcext:value-type="float">
            <text:p>4243930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6277" calcext:value-type="float">
            <text:p>656277</text:p>
          </table:table-cell>
          <table:table-cell office:value-type="float" office:value="1129151" calcext:value-type="float">
            <text:p>1129151</text:p>
          </table:table-cell>
          <table:table-cell office:value-type="float" office:value="1025532" calcext:value-type="float">
            <text:p>1025532</text:p>
          </table:table-cell>
          <table:table-cell office:value-type="float" office:value="424393097" calcext:value-type="float">
            <text:p>4243930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6277" calcext:value-type="float">
            <text:p>656277</text:p>
          </table:table-cell>
          <table:table-cell office:value-type="float" office:value="1129151" calcext:value-type="float">
            <text:p>1129151</text:p>
          </table:table-cell>
          <table:table-cell office:value-type="float" office:value="1025532" calcext:value-type="float">
            <text:p>1025532</text:p>
          </table:table-cell>
          <table:table-cell office:value-type="float" office:value="424393097" calcext:value-type="float">
            <text:p>4243930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6277" calcext:value-type="float">
            <text:p>656277</text:p>
          </table:table-cell>
          <table:table-cell office:value-type="float" office:value="1129151" calcext:value-type="float">
            <text:p>1129151</text:p>
          </table:table-cell>
          <table:table-cell office:value-type="float" office:value="1025532" calcext:value-type="float">
            <text:p>1025532</text:p>
          </table:table-cell>
          <table:table-cell office:value-type="float" office:value="424393097" calcext:value-type="float">
            <text:p>4243930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Prefetcher</text:p>
          </table:table-cell>
          <table:table-cell office:value-type="string" calcext:value-type="string">
            <text:p><text:s/>BlackScholes</text:p>
          </table:table-cell>
          <table:table-cell office:value-type="string" calcext:value-type="string">
            <text:p><text:s/>Bodytrack</text:p>
          </table:table-cell>
          <table:table-cell office:value-type="string" calcext:value-type="string">
            <text:p><text:s/>Fluidanimate</text:p>
          </table:table-cell>
          <table:table-cell office:value-type="string" calcext:value-type="string">
            <text:p><text:s/>x264</text:p>
          </table:table-cell>
        </table:table-row>
        <table:table-row table:style-name="ro1">
          <table:table-cell office:value-type="string" calcext:value-type="string">
            <text:p>Tagged</text:p>
          </table:table-cell>
          <table:table-cell office:value-type="float" office:value="875295" calcext:value-type="float">
            <text:p>875295</text:p>
          </table:table-cell>
          <table:table-cell office:value-type="float" office:value="883842" calcext:value-type="float">
            <text:p>883842</text:p>
          </table:table-cell>
          <table:table-cell office:value-type="float" office:value="879972" calcext:value-type="float">
            <text:p>879972</text:p>
          </table:table-cell>
          <table:table-cell office:value-type="float" office:value="813881" calcext:value-type="float">
            <text:p>813881</text:p>
          </table:table-cell>
        </table:table-row>
        <table:table-row table:style-name="ro1">
          <table:table-cell office:value-type="string" calcext:value-type="string">
            <text:p>Stride</text:p>
          </table:table-cell>
          <table:table-cell office:value-type="float" office:value="39764" calcext:value-type="float">
            <text:p>39764</text:p>
          </table:table-cell>
          <table:table-cell office:value-type="float" office:value="14219" calcext:value-type="float">
            <text:p>14219</text:p>
          </table:table-cell>
          <table:table-cell office:value-type="float" office:value="13424" calcext:value-type="float">
            <text:p>13424</text:p>
          </table:table-cell>
          <table:table-cell office:value-type="float" office:value="46441" calcext:value-type="float">
            <text:p>46441</text:p>
          </table:table-cell>
        </table:table-row>
        <table:table-row table:style-name="ro1">
          <table:table-cell office:value-type="string" calcext:value-type="string">
            <text:p>Markov</text:p>
          </table:table-cell>
          <table:table-cell office:value-type="float" office:value="184200" calcext:value-type="float">
            <text:p>184200</text:p>
          </table:table-cell>
          <table:table-cell office:value-type="float" office:value="173309" calcext:value-type="float">
            <text:p>173309</text:p>
          </table:table-cell>
          <table:table-cell office:value-type="float" office:value="173304" calcext:value-type="float">
            <text:p>173304</text:p>
          </table:table-cell>
          <table:table-cell office:value-type="float" office:value="180382" calcext:value-type="float">
            <text:p>18038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L2 Cache Miss R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fetcher</text:p>
          </table:table-cell>
          <table:table-cell office:value-type="string" calcext:value-type="string">
            <text:p><text:s/>BlackScholes</text:p>
          </table:table-cell>
          <table:table-cell office:value-type="string" calcext:value-type="string">
            <text:p><text:s/>Bodytrack</text:p>
          </table:table-cell>
          <table:table-cell office:value-type="string" calcext:value-type="string">
            <text:p><text:s/>Fluidanimate</text:p>
          </table:table-cell>
          <table:table-cell office:value-type="string" calcext:value-type="string">
            <text:p><text:s/>x264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0.025016" calcext:value-type="float">
            <text:p>0.025016</text:p>
          </table:table-cell>
          <table:table-cell office:value-type="float" office:value="0.025459" calcext:value-type="float">
            <text:p>0.025459</text:p>
          </table:table-cell>
          <table:table-cell office:value-type="float" office:value="0.025968" calcext:value-type="float">
            <text:p>0.025968</text:p>
          </table:table-cell>
          <table:table-cell office:value-type="float" office:value="0.09727" calcext:value-type="float">
            <text:p>0.09727</text:p>
          </table:table-cell>
        </table:table-row>
        <table:table-row table:style-name="ro1">
          <table:table-cell office:value-type="string" calcext:value-type="string">
            <text:p>Tagged</text:p>
          </table:table-cell>
          <table:table-cell office:value-type="float" office:value="0.011887" calcext:value-type="float">
            <text:p>0.011887</text:p>
          </table:table-cell>
          <table:table-cell office:value-type="float" office:value="0.011809" calcext:value-type="float">
            <text:p>0.011809</text:p>
          </table:table-cell>
          <table:table-cell office:value-type="float" office:value="0.011884" calcext:value-type="float">
            <text:p>0.011884</text:p>
          </table:table-cell>
          <table:table-cell office:value-type="float" office:value="0.011863" calcext:value-type="float">
            <text:p>0.011863</text:p>
          </table:table-cell>
        </table:table-row>
        <table:table-row table:style-name="ro1">
          <table:table-cell office:value-type="string" calcext:value-type="string">
            <text:p>Stride</text:p>
          </table:table-cell>
          <table:table-cell office:value-type="float" office:value="0.022591" calcext:value-type="float">
            <text:p>0.022591</text:p>
          </table:table-cell>
          <table:table-cell office:value-type="float" office:value="0.018181" calcext:value-type="float">
            <text:p>0.018181</text:p>
          </table:table-cell>
          <table:table-cell office:value-type="float" office:value="0.018906" calcext:value-type="float">
            <text:p>0.018906</text:p>
          </table:table-cell>
          <table:table-cell office:value-type="float" office:value="0.02904" calcext:value-type="float">
            <text:p>0.02904</text:p>
          </table:table-cell>
        </table:table-row>
        <table:table-row table:style-name="ro1">
          <table:table-cell office:value-type="string" calcext:value-type="string">
            <text:p>Markov</text:p>
          </table:table-cell>
          <table:table-cell office:value-type="float" office:value="0.025016" calcext:value-type="float">
            <text:p>0.025016</text:p>
          </table:table-cell>
          <table:table-cell office:value-type="float" office:value="0.025459" calcext:value-type="float">
            <text:p>0.025459</text:p>
          </table:table-cell>
          <table:table-cell office:value-type="float" office:value="0.025968" calcext:value-type="float">
            <text:p>0.025968</text:p>
          </table:table-cell>
          <table:table-cell office:value-type="float" office:value="0.09727" calcext:value-type="float">
            <text:p>0.0972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HWPF Issued Markov Prefetch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sAddr Entries</text:p>
          </table:table-cell>
          <table:table-cell office:value-type="string" calcext:value-type="string">
            <text:p><text:s/>Blackscholes</text:p>
          </table:table-cell>
          <table:table-cell office:value-type="string" calcext:value-type="string">
            <text:p><text:s/>Bodytrack</text:p>
          </table:table-cell>
          <table:table-cell office:value-type="string" calcext:value-type="string">
            <text:p><text:s/>Fluidanimate</text:p>
          </table:table-cell>
          <table:table-cell office:value-type="string" calcext:value-type="string">
            <text:p><text:s/>x2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4993" calcext:value-type="float">
            <text:p>174993</text:p>
          </table:table-cell>
          <table:table-cell office:value-type="float" office:value="163770" calcext:value-type="float">
            <text:p>163770</text:p>
          </table:table-cell>
          <table:table-cell office:value-type="float" office:value="163481" calcext:value-type="float">
            <text:p>163481</text:p>
          </table:table-cell>
          <table:table-cell office:value-type="float" office:value="170270" calcext:value-type="float">
            <text:p>17027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2402" calcext:value-type="float">
            <text:p>192402</text:p>
          </table:table-cell>
          <table:table-cell office:value-type="float" office:value="179464" calcext:value-type="float">
            <text:p>179464</text:p>
          </table:table-cell>
          <table:table-cell office:value-type="float" office:value="178887" calcext:value-type="float">
            <text:p>178887</text:p>
          </table:table-cell>
          <table:table-cell office:value-type="float" office:value="181096" calcext:value-type="float">
            <text:p>18109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19189" calcext:value-type="float">
            <text:p>219189</text:p>
          </table:table-cell>
          <table:table-cell office:value-type="float" office:value="204155" calcext:value-type="float">
            <text:p>204155</text:p>
          </table:table-cell>
          <table:table-cell office:value-type="float" office:value="190443" calcext:value-type="float">
            <text:p>190443</text:p>
          </table:table-cell>
          <table:table-cell office:value-type="float" office:value="218421" calcext:value-type="float">
            <text:p>2184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HWPF Issued Markov Prefetch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dictionRegisters</text:p>
          </table:table-cell>
          <table:table-cell office:value-type="string" calcext:value-type="string">
            <text:p><text:s/>Blackscholes</text:p>
          </table:table-cell>
          <table:table-cell office:value-type="string" calcext:value-type="string">
            <text:p><text:s/>Bodytrack</text:p>
          </table:table-cell>
          <table:table-cell office:value-type="string" calcext:value-type="string">
            <text:p><text:s/>Fluidanimate</text:p>
          </table:table-cell>
          <table:table-cell office:value-type="string" calcext:value-type="string">
            <text:p><text:s/>x2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4993" calcext:value-type="float">
            <text:p>174993</text:p>
          </table:table-cell>
          <table:table-cell office:value-type="float" office:value="163770" calcext:value-type="float">
            <text:p>163770</text:p>
          </table:table-cell>
          <table:table-cell office:value-type="float" office:value="163481" calcext:value-type="float">
            <text:p>163481</text:p>
          </table:table-cell>
          <table:table-cell office:value-type="float" office:value="170270" calcext:value-type="float">
            <text:p>1702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1505" calcext:value-type="float">
            <text:p>191505</text:p>
          </table:table-cell>
          <table:table-cell office:value-type="float" office:value="180847" calcext:value-type="float">
            <text:p>180847</text:p>
          </table:table-cell>
          <table:table-cell office:value-type="float" office:value="182285" calcext:value-type="float">
            <text:p>182285</text:p>
          </table:table-cell>
          <table:table-cell office:value-type="float" office:value="181174" calcext:value-type="float">
            <text:p>1811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1513" calcext:value-type="float">
            <text:p>191513</text:p>
          </table:table-cell>
          <table:table-cell office:value-type="float" office:value="180909" calcext:value-type="float">
            <text:p>180909</text:p>
          </table:table-cell>
          <table:table-cell office:value-type="float" office:value="182306" calcext:value-type="float">
            <text:p>182306</text:p>
          </table:table-cell>
          <table:table-cell office:value-type="float" office:value="181176" calcext:value-type="float">
            <text:p>1811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21:30:52.2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1T21:36:03.535000000</dc:date>
    <meta:editing-duration>PT57M37S</meta:editing-duration>
    <meta:editing-cycles>7</meta:editing-cycles>
    <meta:generator>LibreOffice/6.1.4.2$Windows_X86_64 LibreOffice_project/9d0f32d1f0b509096fd65e0d4bec26ddd1938fd3</meta:generator>
    <meta:document-statistic meta:table-count="1" meta:cell-count="16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bar" chart:style-name="ch1">
        <chart:title svg:x="7.1cm" svg:y="0.389cm" chart:style-name="ch2">
          <text:p>Markov Prefetcher Threshold</text:p>
        </chart:title>
        <chart:legend chart:legend-position="end" svg:x="17.449cm" svg:y="5.304cm" style:legend-expansion="high" chart:style-name="ch3"/>
        <chart:plot-area chart:style-name="ch4" table:cell-range-address="markov_prefetcher_threshold.A3:markov_prefetcher_threshold.E6 markov_prefetcher_threshold.B2:markov_prefetcher_threshold.E2" chart:data-source-has-labels="both" svg:x="1.404cm" svg:y="1.436cm" svg:width="15.639cm" svg:height="10.043cm">
          <chartooo:coordinate-region svg:x="2.846cm" svg:y="1.635cm" svg:width="14.197cm" svg:height="9.197cm"/>
          <chart:axis chart:dimension="x" chart:name="primary-x" chart:style-name="ch5" chartooo:axis-type="auto">
            <chartooo:date-scale/>
            <chart:title svg:x="7.446cm" svg:y="11.734cm" chart:style-name="ch6">
              <text:p>Training Threshold Level</text:p>
            </chart:title>
            <chart:categories table:cell-range-address="markov_prefetcher_threshold.A3:markov_prefetcher_threshold.A6"/>
          </chart:axis>
          <chart:axis chart:dimension="y" chart:name="primary-y" chart:style-name="ch7">
            <chart:title svg:x="0.451cm" svg:y="8.049cm" chart:style-name="ch8">
              <text:p>Number of Prefetches</text:p>
            </chart:title>
            <chart:grid chart:style-name="ch9" chart:class="major"/>
          </chart:axis>
          <chart:series chart:style-name="ch10" chart:values-cell-range-address="markov_prefetcher_threshold.B3:markov_prefetcher_threshold.B6" chart:label-cell-address="markov_prefetcher_threshold.B2:markov_prefetcher_threshold.B2" chart:class="chart:bar">
            <chart:data-point chart:repeated="4"/>
          </chart:series>
          <chart:series chart:style-name="ch11" chart:values-cell-range-address="markov_prefetcher_threshold.C3:markov_prefetcher_threshold.C6" chart:label-cell-address="markov_prefetcher_threshold.C2:markov_prefetcher_threshold.C2" chart:class="chart:bar">
            <chart:data-point chart:repeated="4"/>
          </chart:series>
          <chart:series chart:style-name="ch12" chart:values-cell-range-address="markov_prefetcher_threshold.D3:markov_prefetcher_threshold.D6" chart:label-cell-address="markov_prefetcher_threshold.D2:markov_prefetcher_threshold.D2" chart:class="chart:bar">
            <chart:data-point chart:repeated="4"/>
          </chart:series>
          <chart:series chart:style-name="ch13" chart:values-cell-range-address="markov_prefetcher_threshold.E3:markov_prefetcher_threshold.E6" chart:label-cell-address="markov_prefetcher_threshold.E2:markov_prefetcher_threshold.E2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ackscholes</text:p>
                <draw:g>
                  <svg:desc>markov_prefetcher_threshold.B2:markov_prefetcher_threshold.B2</svg:desc>
                </draw:g>
              </table:table-cell>
              <table:table-cell office:value-type="string">
                <text:p>Bodytrack</text:p>
                <draw:g>
                  <svg:desc>markov_prefetcher_threshold.C2:markov_prefetcher_threshold.C2</svg:desc>
                </draw:g>
              </table:table-cell>
              <table:table-cell office:value-type="string">
                <text:p>Fluidanimate</text:p>
                <draw:g>
                  <svg:desc>markov_prefetcher_threshold.D2:markov_prefetcher_threshold.D2</svg:desc>
                </draw:g>
              </table:table-cell>
              <table:table-cell office:value-type="string">
                <text:p>x264</text:p>
                <draw:g>
                  <svg:desc>markov_prefetcher_threshold.E2:markov_prefetcher_threshold.E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markov_prefetcher_threshold.A3:markov_prefetcher_threshold.A6</svg:desc>
                </draw:g>
              </table:table-cell>
              <table:table-cell office:value-type="float" office:value="191955">
                <text:p>191955</text:p>
                <draw:g>
                  <svg:desc>markov_prefetcher_threshold.B3:markov_prefetcher_threshold.B6</svg:desc>
                </draw:g>
              </table:table-cell>
              <table:table-cell office:value-type="float" office:value="184274">
                <text:p>184274</text:p>
                <draw:g>
                  <svg:desc>markov_prefetcher_threshold.C3:markov_prefetcher_threshold.C6</svg:desc>
                </draw:g>
              </table:table-cell>
              <table:table-cell office:value-type="float" office:value="184421">
                <text:p>184421</text:p>
                <draw:g>
                  <svg:desc>markov_prefetcher_threshold.D3:markov_prefetcher_threshold.D6</svg:desc>
                </draw:g>
              </table:table-cell>
              <table:table-cell office:value-type="float" office:value="188747">
                <text:p>188747</text:p>
                <draw:g>
                  <svg:desc>markov_prefetcher_threshold.E3:markov_prefetcher_threshold.E6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4200">
                <text:p>184200</text:p>
              </table:table-cell>
              <table:table-cell office:value-type="float" office:value="173309">
                <text:p>173309</text:p>
              </table:table-cell>
              <table:table-cell office:value-type="float" office:value="173304">
                <text:p>173304</text:p>
              </table:table-cell>
              <table:table-cell office:value-type="float" office:value="180382">
                <text:p>18038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74993">
                <text:p>174993</text:p>
              </table:table-cell>
              <table:table-cell office:value-type="float" office:value="163770">
                <text:p>163770</text:p>
              </table:table-cell>
              <table:table-cell office:value-type="float" office:value="163481">
                <text:p>163481</text:p>
              </table:table-cell>
              <table:table-cell office:value-type="float" office:value="170270">
                <text:p>17027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4760">
                <text:p>164760</text:p>
              </table:table-cell>
              <table:table-cell office:value-type="float" office:value="152938">
                <text:p>152938</text:p>
              </table:table-cell>
              <table:table-cell office:value-type="float" office:value="152333">
                <text:p>152333</text:p>
              </table:table-cell>
              <table:table-cell office:value-type="float" office:value="158791">
                <text:p>1587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bar" chart:style-name="ch1">
        <chart:title svg:x="8.337cm" svg:y="0.389cm" chart:style-name="ch2">
          <text:p>Prefetches Made</text:p>
        </chart:title>
        <chart:legend chart:legend-position="end" svg:x="17.29cm" svg:y="5.304cm" style:legend-expansion="high" chart:style-name="ch3"/>
        <chart:plot-area chart:style-name="ch4" table:cell-range-address="markov_prefetcher_threshold.A24:markov_prefetcher_threshold.E26 markov_prefetcher_threshold.B23:markov_prefetcher_threshold.E23" chart:data-source-has-labels="both" svg:x="1.404cm" svg:y="1.436cm" svg:width="15.48cm" svg:height="10.043cm">
          <chartooo:coordinate-region svg:x="3.044cm" svg:y="1.635cm" svg:width="13.84cm" svg:height="9.197cm"/>
          <chart:axis chart:dimension="x" chart:name="primary-x" chart:style-name="ch5" chartooo:axis-type="auto">
            <chartooo:date-scale/>
            <chart:title svg:x="7.962cm" svg:y="11.734cm" chart:style-name="ch6">
              <text:p>Prefetcher Type</text:p>
            </chart:title>
            <chart:categories table:cell-range-address="markov_prefetcher_threshold.A24:markov_prefetcher_threshold.A26"/>
          </chart:axis>
          <chart:axis chart:dimension="y" chart:name="primary-y" chart:style-name="ch7">
            <chart:title svg:x="0.451cm" svg:y="8.049cm" chart:style-name="ch8">
              <text:p>Number of Prefetches</text:p>
            </chart:title>
            <chart:grid chart:style-name="ch9" chart:class="major"/>
          </chart:axis>
          <chart:series chart:style-name="ch10" chart:values-cell-range-address="markov_prefetcher_threshold.B24:markov_prefetcher_threshold.B26" chart:label-cell-address="markov_prefetcher_threshold.B23:markov_prefetcher_threshold.B23" chart:class="chart:bar">
            <chart:data-point chart:repeated="3"/>
          </chart:series>
          <chart:series chart:style-name="ch11" chart:values-cell-range-address="markov_prefetcher_threshold.C24:markov_prefetcher_threshold.C26" chart:label-cell-address="markov_prefetcher_threshold.C23:markov_prefetcher_threshold.C23" chart:class="chart:bar">
            <chart:data-point chart:repeated="3"/>
          </chart:series>
          <chart:series chart:style-name="ch12" chart:values-cell-range-address="markov_prefetcher_threshold.D24:markov_prefetcher_threshold.D26" chart:label-cell-address="markov_prefetcher_threshold.D23:markov_prefetcher_threshold.D23" chart:class="chart:bar">
            <chart:data-point chart:repeated="3"/>
          </chart:series>
          <chart:series chart:style-name="ch13" chart:values-cell-range-address="markov_prefetcher_threshold.E24:markov_prefetcher_threshold.E26" chart:label-cell-address="markov_prefetcher_threshold.E23:markov_prefetcher_threshold.E23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BlackScholes</text:p>
                <draw:g>
                  <svg:desc>markov_prefetcher_threshold.B23:markov_prefetcher_threshold.B23</svg:desc>
                </draw:g>
              </table:table-cell>
              <table:table-cell office:value-type="string">
                <text:p> Bodytrack</text:p>
                <draw:g>
                  <svg:desc>markov_prefetcher_threshold.C23:markov_prefetcher_threshold.C23</svg:desc>
                </draw:g>
              </table:table-cell>
              <table:table-cell office:value-type="string">
                <text:p> Fluidanimate</text:p>
                <draw:g>
                  <svg:desc>markov_prefetcher_threshold.D23:markov_prefetcher_threshold.D23</svg:desc>
                </draw:g>
              </table:table-cell>
              <table:table-cell office:value-type="string">
                <text:p> x264</text:p>
                <draw:g>
                  <svg:desc>markov_prefetcher_threshold.E23:markov_prefetcher_threshold.E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gged</text:p>
                <draw:g>
                  <svg:desc>markov_prefetcher_threshold.A24:markov_prefetcher_threshold.A26</svg:desc>
                </draw:g>
              </table:table-cell>
              <table:table-cell office:value-type="float" office:value="875295">
                <text:p>875295</text:p>
                <draw:g>
                  <svg:desc>markov_prefetcher_threshold.B24:markov_prefetcher_threshold.B26</svg:desc>
                </draw:g>
              </table:table-cell>
              <table:table-cell office:value-type="float" office:value="883842">
                <text:p>883842</text:p>
                <draw:g>
                  <svg:desc>markov_prefetcher_threshold.C24:markov_prefetcher_threshold.C26</svg:desc>
                </draw:g>
              </table:table-cell>
              <table:table-cell office:value-type="float" office:value="879972">
                <text:p>879972</text:p>
                <draw:g>
                  <svg:desc>markov_prefetcher_threshold.D24:markov_prefetcher_threshold.D26</svg:desc>
                </draw:g>
              </table:table-cell>
              <table:table-cell office:value-type="float" office:value="813881">
                <text:p>813881</text:p>
                <draw:g>
                  <svg:desc>markov_prefetcher_threshold.E24:markov_prefetcher_threshold.E26</svg:desc>
                </draw:g>
              </table:table-cell>
            </table:table-row>
            <table:table-row>
              <table:table-cell office:value-type="string">
                <text:p>Stride</text:p>
              </table:table-cell>
              <table:table-cell office:value-type="float" office:value="39764">
                <text:p>39764</text:p>
              </table:table-cell>
              <table:table-cell office:value-type="float" office:value="14219">
                <text:p>14219</text:p>
              </table:table-cell>
              <table:table-cell office:value-type="float" office:value="13424">
                <text:p>13424</text:p>
              </table:table-cell>
              <table:table-cell office:value-type="float" office:value="46441">
                <text:p>46441</text:p>
              </table:table-cell>
            </table:table-row>
            <table:table-row>
              <table:table-cell office:value-type="string">
                <text:p>Markov</text:p>
              </table:table-cell>
              <table:table-cell office:value-type="float" office:value="184200">
                <text:p>184200</text:p>
              </table:table-cell>
              <table:table-cell office:value-type="float" office:value="173309">
                <text:p>173309</text:p>
              </table:table-cell>
              <table:table-cell office:value-type="float" office:value="173304">
                <text:p>173304</text:p>
              </table:table-cell>
              <table:table-cell office:value-type="float" office:value="180382">
                <text:p>1803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bar" chart:style-name="ch1">
        <chart:title svg:x="8cm" svg:y="0.389cm" chart:style-name="ch2">
          <text:p>L2 Cache Miss Rate</text:p>
        </chart:title>
        <chart:legend chart:legend-position="end" svg:x="17.29cm" svg:y="5.304cm" style:legend-expansion="high" chart:style-name="ch3"/>
        <chart:plot-area chart:style-name="ch4" table:cell-range-address="markov_prefetcher_threshold.A31:markov_prefetcher_threshold.E34 markov_prefetcher_threshold.B30:markov_prefetcher_threshold.E30" chart:data-source-has-labels="both" svg:x="1.404cm" svg:y="1.436cm" svg:width="15.48cm" svg:height="10.043cm">
          <chartooo:coordinate-region svg:x="2.356cm" svg:y="1.635cm" svg:width="14.528cm" svg:height="9.197cm"/>
          <chart:axis chart:dimension="x" chart:name="primary-x" chart:style-name="ch5" chartooo:axis-type="auto">
            <chartooo:date-scale/>
            <chart:title svg:x="7.962cm" svg:y="11.734cm" chart:style-name="ch6">
              <text:p>Prefetcher Type</text:p>
            </chart:title>
            <chart:categories table:cell-range-address="markov_prefetcher_threshold.A31:markov_prefetcher_threshold.A34"/>
          </chart:axis>
          <chart:axis chart:dimension="y" chart:name="primary-y" chart:style-name="ch7">
            <chart:title svg:x="0.451cm" svg:y="7.215cm" chart:style-name="ch8">
              <text:p>Miss Rate</text:p>
            </chart:title>
            <chart:grid chart:style-name="ch9" chart:class="major"/>
          </chart:axis>
          <chart:series chart:style-name="ch10" chart:values-cell-range-address="markov_prefetcher_threshold.B31:markov_prefetcher_threshold.B34" chart:label-cell-address="markov_prefetcher_threshold.B30:markov_prefetcher_threshold.B30" chart:class="chart:bar">
            <chart:data-point chart:repeated="4"/>
          </chart:series>
          <chart:series chart:style-name="ch11" chart:values-cell-range-address="markov_prefetcher_threshold.C31:markov_prefetcher_threshold.C34" chart:label-cell-address="markov_prefetcher_threshold.C30:markov_prefetcher_threshold.C30" chart:class="chart:bar">
            <chart:data-point chart:repeated="4"/>
          </chart:series>
          <chart:series chart:style-name="ch12" chart:values-cell-range-address="markov_prefetcher_threshold.D31:markov_prefetcher_threshold.D34" chart:label-cell-address="markov_prefetcher_threshold.D30:markov_prefetcher_threshold.D30" chart:class="chart:bar">
            <chart:data-point chart:repeated="4"/>
          </chart:series>
          <chart:series chart:style-name="ch13" chart:values-cell-range-address="markov_prefetcher_threshold.E31:markov_prefetcher_threshold.E34" chart:label-cell-address="markov_prefetcher_threshold.E30:markov_prefetcher_threshold.E30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BlackScholes</text:p>
                <draw:g>
                  <svg:desc>markov_prefetcher_threshold.B30:markov_prefetcher_threshold.B30</svg:desc>
                </draw:g>
              </table:table-cell>
              <table:table-cell office:value-type="string">
                <text:p> Bodytrack</text:p>
                <draw:g>
                  <svg:desc>markov_prefetcher_threshold.C30:markov_prefetcher_threshold.C30</svg:desc>
                </draw:g>
              </table:table-cell>
              <table:table-cell office:value-type="string">
                <text:p> Fluidanimate</text:p>
                <draw:g>
                  <svg:desc>markov_prefetcher_threshold.D30:markov_prefetcher_threshold.D30</svg:desc>
                </draw:g>
              </table:table-cell>
              <table:table-cell office:value-type="string">
                <text:p> x264</text:p>
                <draw:g>
                  <svg:desc>markov_prefetcher_threshold.E30:markov_prefetcher_threshold.E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markov_prefetcher_threshold.A31:markov_prefetcher_threshold.A34</svg:desc>
                </draw:g>
              </table:table-cell>
              <table:table-cell office:value-type="float" office:value="0.025016">
                <text:p>0.025016</text:p>
                <draw:g>
                  <svg:desc>markov_prefetcher_threshold.B31:markov_prefetcher_threshold.B34</svg:desc>
                </draw:g>
              </table:table-cell>
              <table:table-cell office:value-type="float" office:value="0.025459">
                <text:p>0.025459</text:p>
                <draw:g>
                  <svg:desc>markov_prefetcher_threshold.C31:markov_prefetcher_threshold.C34</svg:desc>
                </draw:g>
              </table:table-cell>
              <table:table-cell office:value-type="float" office:value="0.025968">
                <text:p>0.025968</text:p>
                <draw:g>
                  <svg:desc>markov_prefetcher_threshold.D31:markov_prefetcher_threshold.D34</svg:desc>
                </draw:g>
              </table:table-cell>
              <table:table-cell office:value-type="float" office:value="0.09727">
                <text:p>0.09727</text:p>
                <draw:g>
                  <svg:desc>markov_prefetcher_threshold.E31:markov_prefetcher_threshold.E34</svg:desc>
                </draw:g>
              </table:table-cell>
            </table:table-row>
            <table:table-row>
              <table:table-cell office:value-type="string">
                <text:p>Tagged</text:p>
              </table:table-cell>
              <table:table-cell office:value-type="float" office:value="0.011887">
                <text:p>0.011887</text:p>
              </table:table-cell>
              <table:table-cell office:value-type="float" office:value="0.011809">
                <text:p>0.011809</text:p>
              </table:table-cell>
              <table:table-cell office:value-type="float" office:value="0.011884">
                <text:p>0.011884</text:p>
              </table:table-cell>
              <table:table-cell office:value-type="float" office:value="0.011863">
                <text:p>0.011863</text:p>
              </table:table-cell>
            </table:table-row>
            <table:table-row>
              <table:table-cell office:value-type="string">
                <text:p>Stride</text:p>
              </table:table-cell>
              <table:table-cell office:value-type="float" office:value="0.022591">
                <text:p>0.022591</text:p>
              </table:table-cell>
              <table:table-cell office:value-type="float" office:value="0.018181">
                <text:p>0.018181</text:p>
              </table:table-cell>
              <table:table-cell office:value-type="float" office:value="0.018906">
                <text:p>0.018906</text:p>
              </table:table-cell>
              <table:table-cell office:value-type="float" office:value="0.02904">
                <text:p>0.02904</text:p>
              </table:table-cell>
            </table:table-row>
            <table:table-row>
              <table:table-cell office:value-type="string">
                <text:p>Markov</text:p>
              </table:table-cell>
              <table:table-cell office:value-type="float" office:value="0.025016">
                <text:p>0.025016</text:p>
              </table:table-cell>
              <table:table-cell office:value-type="float" office:value="0.025459">
                <text:p>0.025459</text:p>
              </table:table-cell>
              <table:table-cell office:value-type="float" office:value="0.025968">
                <text:p>0.025968</text:p>
              </table:table-cell>
              <table:table-cell office:value-type="float" office:value="0.09727">
                <text:p>0.097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bar" chart:style-name="ch1">
        <chart:title svg:x="8.112cm" svg:y="0.389cm" chart:style-name="ch2">
          <text:p>Memory Bandwidth</text:p>
        </chart:title>
        <chart:legend chart:legend-position="end" svg:x="17.343cm" svg:y="5.553cm" style:legend-expansion="high" chart:style-name="ch3"/>
        <chart:plot-area chart:style-name="ch4" table:cell-range-address="markov_prefetcher_threshold.A10:markov_prefetcher_threshold.D13 markov_prefetcher_threshold.B9:markov_prefetcher_threshold.D9" chart:data-source-has-labels="both" svg:x="1.404cm" svg:y="1.436cm" svg:width="15.533cm" svg:height="10.043cm">
          <chartooo:coordinate-region svg:x="3.044cm" svg:y="1.635cm" svg:width="13.893cm" svg:height="9.197cm"/>
          <chart:axis chart:dimension="x" chart:name="primary-x" chart:style-name="ch5" chartooo:axis-type="auto">
            <chartooo:date-scale/>
            <chart:title svg:x="7.988cm" svg:y="11.734cm" chart:style-name="ch6">
              <text:p>Prefetcher Type</text:p>
            </chart:title>
            <chart:categories table:cell-range-address="markov_prefetcher_threshold.A10:markov_prefetcher_threshold.A13"/>
          </chart:axis>
          <chart:axis chart:dimension="y" chart:name="primary-y" chart:style-name="ch7">
            <chart:title svg:x="0.451cm" svg:y="8.241cm" chart:style-name="ch8">
              <text:p>Memory Bandwidth (B/s)</text:p>
            </chart:title>
            <chart:grid chart:style-name="ch9" chart:class="major"/>
          </chart:axis>
          <chart:series chart:style-name="ch10" chart:values-cell-range-address="markov_prefetcher_threshold.B10:markov_prefetcher_threshold.B13" chart:label-cell-address="markov_prefetcher_threshold.B9:markov_prefetcher_threshold.B9" chart:class="chart:bar">
            <chart:data-point chart:repeated="4"/>
          </chart:series>
          <chart:series chart:style-name="ch11" chart:values-cell-range-address="markov_prefetcher_threshold.C10:markov_prefetcher_threshold.C13" chart:label-cell-address="markov_prefetcher_threshold.C9:markov_prefetcher_threshold.C9" chart:class="chart:bar">
            <chart:data-point chart:repeated="4"/>
          </chart:series>
          <chart:series chart:style-name="ch12" chart:values-cell-range-address="markov_prefetcher_threshold.D10:markov_prefetcher_threshold.D13" chart:label-cell-address="markov_prefetcher_threshold.D9:markov_prefetcher_threshold.D9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Blackscholes</text:p>
                <draw:g>
                  <svg:desc>markov_prefetcher_threshold.B9:markov_prefetcher_threshold.B9</svg:desc>
                </draw:g>
              </table:table-cell>
              <table:table-cell office:value-type="string">
                <text:p> Bodytrack</text:p>
                <draw:g>
                  <svg:desc>markov_prefetcher_threshold.C9:markov_prefetcher_threshold.C9</svg:desc>
                </draw:g>
              </table:table-cell>
              <table:table-cell office:value-type="string">
                <text:p> Fluidanimate</text:p>
                <draw:g>
                  <svg:desc>markov_prefetcher_threshold.D9:markov_prefetcher_threshold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markov_prefetcher_threshold.A10:markov_prefetcher_threshold.A13</svg:desc>
                </draw:g>
              </table:table-cell>
              <table:table-cell office:value-type="float" office:value="656277">
                <text:p>656277</text:p>
                <draw:g>
                  <svg:desc>markov_prefetcher_threshold.B10:markov_prefetcher_threshold.B13</svg:desc>
                </draw:g>
              </table:table-cell>
              <table:table-cell office:value-type="float" office:value="1129151">
                <text:p>1129151</text:p>
                <draw:g>
                  <svg:desc>markov_prefetcher_threshold.C10:markov_prefetcher_threshold.C13</svg:desc>
                </draw:g>
              </table:table-cell>
              <table:table-cell office:value-type="float" office:value="1025532">
                <text:p>1025532</text:p>
                <draw:g>
                  <svg:desc>markov_prefetcher_threshold.D10:markov_prefetcher_threshold.D13</svg:desc>
                </draw:g>
              </table:table-cell>
            </table:table-row>
            <table:table-row>
              <table:table-cell office:value-type="string">
                <text:p>Tagged</text:p>
              </table:table-cell>
              <table:table-cell office:value-type="float" office:value="1313948">
                <text:p>1313948</text:p>
              </table:table-cell>
              <table:table-cell office:value-type="float" office:value="1798127">
                <text:p>1798127</text:p>
              </table:table-cell>
              <table:table-cell office:value-type="float" office:value="1690836">
                <text:p>1690836</text:p>
              </table:table-cell>
            </table:table-row>
            <table:table-row>
              <table:table-cell office:value-type="string">
                <text:p>Stride</text:p>
              </table:table-cell>
              <table:table-cell office:value-type="float" office:value="1392302">
                <text:p>1392302</text:p>
              </table:table-cell>
              <table:table-cell office:value-type="float" office:value="790393">
                <text:p>790393</text:p>
              </table:table-cell>
              <table:table-cell office:value-type="float" office:value="1030593">
                <text:p>1030593</text:p>
              </table:table-cell>
            </table:table-row>
            <table:table-row>
              <table:table-cell office:value-type="string">
                <text:p>Markov</text:p>
              </table:table-cell>
              <table:table-cell office:value-type="float" office:value="656277">
                <text:p>656277</text:p>
              </table:table-cell>
              <table:table-cell office:value-type="float" office:value="1129151">
                <text:p>1129151</text:p>
              </table:table-cell>
              <table:table-cell office:value-type="float" office:value="1025532">
                <text:p>10255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bar" chart:style-name="ch1">
        <chart:title svg:x="6.366cm" svg:y="0.389cm" chart:style-name="ch2">
          <text:p>Markov Prefetcher MissAddr Entries</text:p>
        </chart:title>
        <chart:legend chart:legend-position="end" svg:x="17.343cm" svg:y="5.304cm" style:legend-expansion="high" chart:style-name="ch3"/>
        <chart:plot-area chart:style-name="ch4" table:cell-range-address="markov_prefetcher_threshold.A38:markov_prefetcher_threshold.E40 markov_prefetcher_threshold.B37:markov_prefetcher_threshold.E37" chart:data-source-has-labels="both" svg:x="1.404cm" svg:y="1.436cm" svg:width="15.533cm" svg:height="10.043cm">
          <chartooo:coordinate-region svg:x="2.846cm" svg:y="1.635cm" svg:width="14.091cm" svg:height="9.197cm"/>
          <chart:axis chart:dimension="x" chart:name="primary-x" chart:style-name="ch5" chartooo:axis-type="auto">
            <chartooo:date-scale/>
            <chart:title svg:x="8.372cm" svg:y="11.734cm" chart:style-name="ch6">
              <text:p>Table Size</text:p>
            </chart:title>
            <chart:categories table:cell-range-address="markov_prefetcher_threshold.A38:markov_prefetcher_threshold.A40"/>
          </chart:axis>
          <chart:axis chart:dimension="y" chart:name="primary-y" chart:style-name="ch7">
            <chart:title svg:x="0.451cm" svg:y="7.778cm" chart:style-name="ch8">
              <text:p>Prefetches Issued</text:p>
            </chart:title>
            <chart:grid chart:style-name="ch9" chart:class="major"/>
          </chart:axis>
          <chart:series chart:style-name="ch10" chart:values-cell-range-address="markov_prefetcher_threshold.B38:markov_prefetcher_threshold.B40" chart:label-cell-address="markov_prefetcher_threshold.B37:markov_prefetcher_threshold.B37" chart:class="chart:bar">
            <chart:data-point chart:repeated="3"/>
          </chart:series>
          <chart:series chart:style-name="ch11" chart:values-cell-range-address="markov_prefetcher_threshold.C38:markov_prefetcher_threshold.C40" chart:label-cell-address="markov_prefetcher_threshold.C37:markov_prefetcher_threshold.C37" chart:class="chart:bar">
            <chart:data-point chart:repeated="3"/>
          </chart:series>
          <chart:series chart:style-name="ch12" chart:values-cell-range-address="markov_prefetcher_threshold.D38:markov_prefetcher_threshold.D40" chart:label-cell-address="markov_prefetcher_threshold.D37:markov_prefetcher_threshold.D37" chart:class="chart:bar">
            <chart:data-point chart:repeated="3"/>
          </chart:series>
          <chart:series chart:style-name="ch13" chart:values-cell-range-address="markov_prefetcher_threshold.E38:markov_prefetcher_threshold.E40" chart:label-cell-address="markov_prefetcher_threshold.E37:markov_prefetcher_threshold.E37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Blackscholes</text:p>
                <draw:g>
                  <svg:desc>markov_prefetcher_threshold.B37:markov_prefetcher_threshold.B37</svg:desc>
                </draw:g>
              </table:table-cell>
              <table:table-cell office:value-type="string">
                <text:p> Bodytrack</text:p>
                <draw:g>
                  <svg:desc>markov_prefetcher_threshold.C37:markov_prefetcher_threshold.C37</svg:desc>
                </draw:g>
              </table:table-cell>
              <table:table-cell office:value-type="string">
                <text:p> Fluidanimate</text:p>
                <draw:g>
                  <svg:desc>markov_prefetcher_threshold.D37:markov_prefetcher_threshold.D37</svg:desc>
                </draw:g>
              </table:table-cell>
              <table:table-cell office:value-type="string">
                <text:p> x264</text:p>
                <draw:g>
                  <svg:desc>markov_prefetcher_threshold.E37:markov_prefetcher_threshold.E37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markov_prefetcher_threshold.A38:markov_prefetcher_threshold.A40</svg:desc>
                </draw:g>
              </table:table-cell>
              <table:table-cell office:value-type="float" office:value="174993">
                <text:p>174993</text:p>
                <draw:g>
                  <svg:desc>markov_prefetcher_threshold.B38:markov_prefetcher_threshold.B40</svg:desc>
                </draw:g>
              </table:table-cell>
              <table:table-cell office:value-type="float" office:value="163770">
                <text:p>163770</text:p>
                <draw:g>
                  <svg:desc>markov_prefetcher_threshold.C38:markov_prefetcher_threshold.C40</svg:desc>
                </draw:g>
              </table:table-cell>
              <table:table-cell office:value-type="float" office:value="163481">
                <text:p>163481</text:p>
                <draw:g>
                  <svg:desc>markov_prefetcher_threshold.D38:markov_prefetcher_threshold.D40</svg:desc>
                </draw:g>
              </table:table-cell>
              <table:table-cell office:value-type="float" office:value="170270">
                <text:p>170270</text:p>
                <draw:g>
                  <svg:desc>markov_prefetcher_threshold.E38:markov_prefetcher_threshold.E40</svg:desc>
                </draw:g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92402">
                <text:p>192402</text:p>
              </table:table-cell>
              <table:table-cell office:value-type="float" office:value="179464">
                <text:p>179464</text:p>
              </table:table-cell>
              <table:table-cell office:value-type="float" office:value="178887">
                <text:p>178887</text:p>
              </table:table-cell>
              <table:table-cell office:value-type="float" office:value="181096">
                <text:p>18109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19189">
                <text:p>219189</text:p>
              </table:table-cell>
              <table:table-cell office:value-type="float" office:value="204155">
                <text:p>204155</text:p>
              </table:table-cell>
              <table:table-cell office:value-type="float" office:value="190443">
                <text:p>190443</text:p>
              </table:table-cell>
              <table:table-cell office:value-type="float" office:value="218421">
                <text:p>2184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bar" chart:style-name="ch1">
        <chart:title svg:x="6.048cm" svg:y="0.389cm" chart:style-name="ch2">
          <text:p>Markov Prefetcher Prediction Registers</text:p>
        </chart:title>
        <chart:legend chart:legend-position="end" svg:x="17.343cm" svg:y="5.304cm" style:legend-expansion="high" chart:style-name="ch3"/>
        <chart:plot-area chart:style-name="ch4" table:cell-range-address="markov_prefetcher_threshold.A43:markov_prefetcher_threshold.E46" chart:data-source-has-labels="both" svg:x="1.404cm" svg:y="1.436cm" svg:width="15.533cm" svg:height="10.043cm">
          <chartooo:coordinate-region svg:x="2.846cm" svg:y="1.636cm" svg:width="14.091cm" svg:height="9.197cm"/>
          <chart:axis chart:dimension="x" chart:name="primary-x" chart:style-name="ch5" chartooo:axis-type="auto">
            <chartooo:date-scale/>
            <chart:title svg:x="7.109cm" svg:y="11.734cm" chart:style-name="ch6">
              <text:p>Number Prediction Registers</text:p>
            </chart:title>
            <chart:categories table:cell-range-address="markov_prefetcher_threshold.A44:markov_prefetcher_threshold.A46"/>
          </chart:axis>
          <chart:axis chart:dimension="y" chart:name="primary-y" chart:style-name="ch7">
            <chart:title svg:x="0.451cm" svg:y="7.778cm" chart:style-name="ch8">
              <text:p>Prefetches Issued</text:p>
            </chart:title>
            <chart:grid chart:style-name="ch9" chart:class="major"/>
          </chart:axis>
          <chart:series chart:style-name="ch10" chart:values-cell-range-address="markov_prefetcher_threshold.B44:markov_prefetcher_threshold.B46" chart:label-cell-address="markov_prefetcher_threshold.B43:markov_prefetcher_threshold.B43" chart:class="chart:bar">
            <chart:data-point chart:repeated="3"/>
          </chart:series>
          <chart:series chart:style-name="ch11" chart:values-cell-range-address="markov_prefetcher_threshold.C44:markov_prefetcher_threshold.C46" chart:label-cell-address="markov_prefetcher_threshold.C43:markov_prefetcher_threshold.C43" chart:class="chart:bar">
            <chart:data-point chart:repeated="3"/>
          </chart:series>
          <chart:series chart:style-name="ch12" chart:values-cell-range-address="markov_prefetcher_threshold.D44:markov_prefetcher_threshold.D46" chart:label-cell-address="markov_prefetcher_threshold.D43:markov_prefetcher_threshold.D43" chart:class="chart:bar">
            <chart:data-point chart:repeated="3"/>
          </chart:series>
          <chart:series chart:style-name="ch13" chart:values-cell-range-address="markov_prefetcher_threshold.E44:markov_prefetcher_threshold.E46" chart:label-cell-address="markov_prefetcher_threshold.E43:markov_prefetcher_threshold.E43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Blackscholes</text:p>
                <draw:g>
                  <svg:desc>markov_prefetcher_threshold.B43:markov_prefetcher_threshold.B43</svg:desc>
                </draw:g>
              </table:table-cell>
              <table:table-cell office:value-type="string">
                <text:p> Bodytrack</text:p>
                <draw:g>
                  <svg:desc>markov_prefetcher_threshold.C43:markov_prefetcher_threshold.C43</svg:desc>
                </draw:g>
              </table:table-cell>
              <table:table-cell office:value-type="string">
                <text:p> Fluidanimate</text:p>
                <draw:g>
                  <svg:desc>markov_prefetcher_threshold.D43:markov_prefetcher_threshold.D43</svg:desc>
                </draw:g>
              </table:table-cell>
              <table:table-cell office:value-type="string">
                <text:p> x264</text:p>
                <draw:g>
                  <svg:desc>markov_prefetcher_threshold.E43:markov_prefetcher_threshold.E4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markov_prefetcher_threshold.A44:markov_prefetcher_threshold.A46</svg:desc>
                </draw:g>
              </table:table-cell>
              <table:table-cell office:value-type="float" office:value="174993">
                <text:p>174993</text:p>
                <draw:g>
                  <svg:desc>markov_prefetcher_threshold.B44:markov_prefetcher_threshold.B46</svg:desc>
                </draw:g>
              </table:table-cell>
              <table:table-cell office:value-type="float" office:value="163770">
                <text:p>163770</text:p>
                <draw:g>
                  <svg:desc>markov_prefetcher_threshold.C44:markov_prefetcher_threshold.C46</svg:desc>
                </draw:g>
              </table:table-cell>
              <table:table-cell office:value-type="float" office:value="163481">
                <text:p>163481</text:p>
                <draw:g>
                  <svg:desc>markov_prefetcher_threshold.D44:markov_prefetcher_threshold.D46</svg:desc>
                </draw:g>
              </table:table-cell>
              <table:table-cell office:value-type="float" office:value="170270">
                <text:p>170270</text:p>
                <draw:g>
                  <svg:desc>markov_prefetcher_threshold.E44:markov_prefetcher_threshold.E46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1505">
                <text:p>191505</text:p>
              </table:table-cell>
              <table:table-cell office:value-type="float" office:value="180847">
                <text:p>180847</text:p>
              </table:table-cell>
              <table:table-cell office:value-type="float" office:value="182285">
                <text:p>182285</text:p>
              </table:table-cell>
              <table:table-cell office:value-type="float" office:value="181174">
                <text:p>18117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91513">
                <text:p>191513</text:p>
              </table:table-cell>
              <table:table-cell office:value-type="float" office:value="180909">
                <text:p>180909</text:p>
              </table:table-cell>
              <table:table-cell office:value-type="float" office:value="182306">
                <text:p>182306</text:p>
              </table:table-cell>
              <table:table-cell office:value-type="float" office:value="181176">
                <text:p>1811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